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Heading1" style:master-page-name="MP0" style:family="paragraph">
      <style:paragraph-properties fo:break-before="page"/>
    </style:style>
    <style:style style:name="P2" style:parent-style-name="Normal" style:family="paragraph">
      <style:text-properties fo:font-size="12pt" style:font-size-asian="12pt" style:font-size-complex="12pt"/>
    </style:style>
    <style:style style:name="P3" style:parent-style-name="Normal" style:family="paragraph">
      <style:text-properties fo:font-size="12pt" style:font-size-asian="12pt" style:font-size-complex="12pt"/>
    </style:style>
    <style:style style:name="P4" style:parent-style-name="Normal" style:family="paragraph">
      <style:text-properties fo:font-size="12pt" style:font-size-asian="12pt" style:font-size-complex="12pt"/>
    </style:style>
    <style:style style:name="P5" style:parent-style-name="Normal" style:family="paragraph">
      <style:text-properties fo:font-size="12pt" style:font-size-asian="12pt" style:font-size-complex="12pt"/>
    </style:style>
    <style:style style:name="P6" style:parent-style-name="Normal" style:family="paragraph">
      <style:text-properties fo:font-size="12pt" style:font-size-asian="12pt" style:font-size-complex="12pt"/>
    </style:style>
    <style:style style:name="P7" style:parent-style-name="Normal" style:family="paragraph">
      <style:text-properties fo:font-size="12pt" style:font-size-asian="12pt" style:font-size-complex="12pt"/>
    </style:style>
    <style:style style:name="P8" style:parent-style-name="Normal" style:family="paragraph">
      <style:text-properties fo:font-size="12pt" style:font-size-asian="12pt" style:font-size-complex="12pt"/>
    </style:style>
    <style:style style:name="T9" style:parent-style-name="DefaultParagraphFont" style:family="text">
      <style:text-properties fo:font-size="12pt" style:font-size-asian="12pt" style:font-size-complex="12pt"/>
    </style:style>
    <style:style style:name="T10" style:parent-style-name="DefaultParagraphFont" style:family="text">
      <style:text-properties fo:font-size="12pt" style:font-size-asian="12pt" style:font-size-complex="12pt"/>
    </style:style>
    <style:style style:name="T11" style:parent-style-name="DefaultParagraphFont" style:family="text">
      <style:text-properties fo:font-size="12pt" style:font-size-asian="12pt" style:font-size-complex="12pt"/>
    </style:style>
    <style:style style:name="T12" style:parent-style-name="DefaultParagraphFont" style:family="text">
      <style:text-properties fo:font-size="12pt" style:font-size-asian="12pt" style:font-size-complex="12pt"/>
    </style:style>
  </office:automatic-styles>
  <office:body>
    <office:text text:use-soft-page-breaks="true">
      <text:h text:style-name="P1" text:outline-level="1">Problems Encountered</text:h>
      <text:h text:style-name="Heading2" text:outline-level="2">GUI Design and Functionalities</text:h>
      <text:p text:style-name="P2">Getting used to of a different GUI library was bit challenging but as Tkinter was used which is a relatively simple and straightforward library which made a lot of work easy but because it is so simple some functionalities needed some extra efforts and lines of codes. One of those functionalities include the calendar while selecting dates, which required a separate window and was built from scratch. One other functionality includes Canvas which made it bit hard to build the stream screen.</text:p>
      <text:h text:style-name="Heading2" text:outline-level="2">Model Deployment</text:h>
      <text:p text:style-name="P3">The most critical aspect of the project was the model deployment. Although it involved a pre-trained model, comprehending the documentation, modifying the code, and tailoring it to specific application needs constituted a significant undertaking.<text:s/>While deploying the model, the main concern was system’s computational power and different experiments were carried out to make it perfectly suitable for the application.</text:p>
      <text:h text:style-name="Heading2" text:outline-level="2">Database<text:s/></text:h>
      <text:p text:style-name="Normal">While Model deployment was a crucial job, Database deployment was<text:s/>beset with unexpected challenges, which includes wrong choice of Database Management System. The application required<text:s/><text:s/>substantial synchronization which ended up in a deadlock on SQLite database. To address the issue<text:s/>the database was replaced with MySQL Database Management System, which allowed more synchronization and speed.</text:p>
      <text:p text:style-name="P4">Another issue encountered was database deployment. As the application will be running on two different environments (Windows and Linux) a centralized database host was required, which was<text:s/>resolved<text:s/>by using Amazon Web Services.</text:p>
      <text:h text:style-name="Heading2" text:outline-level="2">Raspberry PI Configuration</text:h>
      <text:p text:style-name="P5">Raspberry Pi configuration was also a full of challenges due to lack of research. Main obstacle in this regard was a network connection which required some hardware and a lot of learning. After establishing connection, another issue was to install dependencies. Due to lack of experience in Linux a lot of problems occurred in this phase. The third and last problem was with the Graphical User Interface. As all operating systems render Graphical components in different ways similar was the case in RaspberryOS which altered some of the features from windows and some editing in code was<text:s/>necessary.</text:p>
      <text:h text:style-name="Heading1" text:outline-level="1">What is Achieved?</text:h>
      <text:p text:style-name="P6">With this project a multi-platform application has been created which makes attendance management a lot easier, simpler and less time consuming. With this application a used can Create, Retrieve, Update and Delete records. This application also recognises registered people and mark their attendance using Deep learning algorithms. Users can generate real time reports which can be accessed any point of time. It is also cost effective due to a Raspberry pi which makes the prices more affordable for small businesses. There is a centralized Database which can be accessed by different<text:s/>clients,<text:s/>and it<text:s/>takes the application on a more advanced level.</text:p>
      <text:h text:style-name="Heading2" text:outline-level="2">Outstanding Goals</text:h>
      <text:p text:style-name="P7">However, the application still has some areas which need further development, which include authorization process. In this developed application any user can access the database and make changes to it which is dangerous and makes the application vulnerable. To address this issue a log in log out system should be in place which gives extra privileges to only the authorized people.</text:p>
      <text:h text:style-name="Heading1" text:outline-level="1">Learning</text:h>
      <text:p text:style-name="P8">The main goal of this project was learning new technologies getting familiar with different scenarios, attain the ability to solve problems and Time Management. With this project a complete new set of technologies were introduced which include AI, Image processing libraries like; OpenCV, Cloud services like AWS,<text:s/>and Raspberry Pi,<text:s/>which made the project more challenging and fun. With<text:s/>this project a good knowledge of image processing, Model Integration, Database hosting, and Cross platform application development was achieved.<text:s/></text:p>
      <text:h text:style-name="Heading1" text:outline-level="1">Strategies for Improvement in Future Initiatives</text:h>
      <text:p text:style-name="Normal"><text:span text:style-name="T9">Although the development process proceeded smoothly, certain challenges arose due to insufficient research, resulting in delays</text:span><text:span text:style-name="T10">.<text:s/></text:span><text:span text:style-name="T11">In the future, these lessons will be incorporated to avoid similar oversights.</text:span><text:span text:style-name="T12"><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yed M Umer</meta:initial-creator>
    <dc:creator>Syed M Umer</dc:creator>
    <meta:creation-date>2024-04-24T15:31:00Z</meta:creation-date>
    <dc:date>2024-04-25T09:49:00Z</dc:date>
    <meta:template xlink:href="Normal.dotm" xlink:type="simple"/>
    <meta:editing-cycles>6</meta:editing-cycles>
    <meta:editing-duration>PT65880S</meta:editing-duration>
    <meta:document-statistic meta:page-count="1" meta:paragraph-count="8" meta:word-count="612" meta:character-count="4099" meta:row-count="29" meta:non-whitespace-character-count="3495"/>
  </office:meta>
</office:document-meta>
</file>